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3" style:family="table">
      <style:table-properties style:width="14.616cm" fo:margin-top="0cm" fo:margin-bottom="0cm" table:align="center" style:writing-mode="lr-tb"/>
    </style:style>
    <style:style style:name="表格3.A" style:family="table-column">
      <style:table-column-properties style:column-width="0.801cm"/>
    </style:style>
    <style:style style:name="表格3.B" style:family="table-column">
      <style:table-column-properties style:column-width="2.618cm"/>
    </style:style>
    <style:style style:name="表格3.C" style:family="table-column">
      <style:table-column-properties style:column-width="4.533cm"/>
    </style:style>
    <style:style style:name="表格3.D" style:family="table-column">
      <style:table-column-properties style:column-width="1.247cm"/>
    </style:style>
    <style:style style:name="表格3.E" style:family="table-column">
      <style:table-column-properties style:column-width="2.387cm"/>
    </style:style>
    <style:style style:name="表格3.F" style:family="table-column">
      <style:table-column-properties style:column-width="3.03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C1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D1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E1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C2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C3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C4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C5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C6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A7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8" style:family="table-row">
      <style:table-row-properties style:min-row-height="0.312cm" fo:keep-together="auto"/>
    </style:style>
    <style:style style:name="表格3.9" style:family="table-row">
      <style:table-row-properties style:min-row-height="0.533cm" fo:keep-together="auto"/>
    </style:style>
    <style:style style:name="表格3.B9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D9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表格3.F9" style:family="table-cell">
      <style:table-cell-properties fo:background-color="#ffffff" fo:padding-left="0.189cm" fo:padding-right="0.191cm" fo:padding-top="0cm" fo:padding-bottom="0cm" fo:border="1pt solid #00000a">
        <style:background-image/>
      </style:table-cell-properties>
    </style:style>
    <style:style style:name="P1" style:family="paragraph" style:parent-style-name="Standard">
      <style:paragraph-properties style:snap-to-layout-grid="false"/>
      <style:text-properties style:font-name="Times New Roman" fo:font-size="12pt" officeooo:paragraph-rsid="001a4597" style:font-size-asian="12pt" style:font-name-complex="Times New Roman1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Times New Roman" fo:font-size="12pt" officeooo:paragraph-rsid="001a4597" style:font-size-asian="12pt" style:font-name-complex="Times New Roman1"/>
    </style:style>
    <style:style style:name="P3" style:family="paragraph" style:parent-style-name="Standard">
      <style:paragraph-properties style:snap-to-layout-grid="false"/>
      <style:text-properties style:font-name="Times New Roman" fo:font-size="12pt" fo:language="en" fo:country="none" officeooo:paragraph-rsid="001a4597" style:font-size-asian="12pt" style:font-name-complex="Times New Roman1"/>
    </style:style>
    <style:style style:name="P4" style:family="paragraph" style:parent-style-name="Standard">
      <style:text-properties officeooo:paragraph-rsid="001a4597"/>
    </style:style>
    <style:style style:name="P5" style:family="paragraph" style:parent-style-name="图表文字">
      <style:paragraph-properties fo:margin-top="0cm" fo:margin-bottom="0cm" loext:contextual-spacing="false" fo:line-height="100%" style:snap-to-layout-grid="false"/>
      <style:text-properties style:font-name="Times New Roman" fo:font-size="12pt" officeooo:paragraph-rsid="001a4597" style:font-size-asian="12pt"/>
    </style:style>
    <style:style style:name="P6" style:family="paragraph" style:parent-style-name="图表文字">
      <style:paragraph-properties fo:margin-top="0cm" fo:margin-bottom="0cm" loext:contextual-spacing="false" fo:line-height="100%" style:snap-to-layout-grid="false"/>
      <style:text-properties style:font-name="Times New Roman" fo:font-size="12pt" officeooo:paragraph-rsid="001a4597" style:font-size-asian="12pt" style:font-size-complex="12pt"/>
    </style:style>
    <style:style style:name="P7" style:family="paragraph" style:parent-style-name="图表文字" style:list-style-name="WWNum4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fo:font-size="12pt" officeooo:paragraph-rsid="001a4597" style:font-size-asian="12pt" style:font-size-complex="12pt"/>
    </style:style>
    <style:style style:name="P8" style:family="paragraph" style:parent-style-name="图表文字">
      <style:paragraph-properties fo:margin-top="0cm" fo:margin-bottom="0cm" loext:contextual-spacing="false" fo:line-height="100%" style:snap-to-layout-grid="false"/>
      <style:text-properties style:font-name="Times New Roman" fo:font-size="12pt" fo:language="en" fo:country="none" officeooo:paragraph-rsid="001a4597" style:font-size-asian="12pt" style:font-size-complex="12pt"/>
    </style:style>
    <style:style style:name="P9" style:family="paragraph" style:parent-style-name="图表文字">
      <style:paragraph-properties fo:margin-top="0cm" fo:margin-bottom="0cm" loext:contextual-spacing="false" fo:line-height="100%" style:snap-to-layout-grid="false"/>
      <style:text-properties style:font-name="Times New Roman" fo:font-size="12pt" officeooo:paragraph-rsid="001a4597" style:font-name-asian="宋体1" style:font-size-asian="12pt" style:font-size-complex="12pt"/>
    </style:style>
    <style:style style:name="P10" style:family="paragraph" style:parent-style-name="图表文字">
      <style:paragraph-properties fo:margin-top="0cm" fo:margin-bottom="0cm" loext:contextual-spacing="false" fo:line-height="100%" style:snap-to-layout-grid="false"/>
      <style:text-properties officeooo:paragraph-rsid="001a4597"/>
    </style:style>
    <style:style style:name="P11" style:family="paragraph" style:parent-style-name="图表文字">
      <style:paragraph-properties fo:margin-top="0cm" fo:margin-bottom="0cm" loext:contextual-spacing="false" fo:line-height="100%" style:snap-to-layout-grid="false"/>
      <style:text-properties style:font-name="宋体" fo:font-size="12pt" officeooo:paragraph-rsid="001a4597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name-asian="宋体1" style:font-size-asian="12pt" style:font-size-complex="12pt"/>
    </style:style>
    <style:style style:name="T4" style:family="text">
      <style:text-properties style:font-name="Times New Roman" fo:font-size="12pt" style:font-name-asian="宋体1" style:font-size-asian="12pt" style:font-size-complex="12pt"/>
    </style:style>
    <style:style style:name="T5" style:family="text">
      <style:text-properties style:font-name="Times New Roman" fo:font-size="12pt" officeooo:rsid="000ec82b" style:font-name-asian="宋体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header-rows>
          <table:table-row table:style-name="表格3.1">
            <table:table-cell table:style-name="表格3.A1" table:number-columns-spanned="2" office:value-type="string">
              <text:p text:style-name="P1">测试用例名称</text:p>
            </table:table-cell>
            <table:covered-table-cell/>
            <table:table-cell table:style-name="表格3.C1" office:value-type="string">
              <text:p text:style-name="P3">面向观察目标检测任务插件的异步调用功能测试</text:p>
            </table:table-cell>
            <table:table-cell table:style-name="表格3.D1" office:value-type="string">
              <text:p text:style-name="P2">标识</text:p>
            </table:table-cell>
            <table:table-cell table:style-name="表格3.E1" table:number-columns-spanned="2" office:value-type="string">
              <text:p text:style-name="P1">micros_cognition</text:p>
            </table:table-cell>
            <table:covered-table-cell/>
          </table:table-row>
        </table:table-header-rows>
        <table:table-row table:style-name="表格3.1">
          <table:table-cell table:style-name="表格3.A1" table:number-columns-spanned="2" office:value-type="string">
            <text:p text:style-name="P1">追踪关系</text:p>
          </table:table-cell>
          <table:covered-table-cell/>
          <table:table-cell table:style-name="表格3.C2" table:number-columns-spanned="4" office:value-type="string">
            <text:p text:style-name="P5">对应指标1(3)(4)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1">测试用例综述</text:p>
          </table:table-cell>
          <table:covered-table-cell/>
          <table:table-cell table:style-name="表格3.C3" table:number-columns-spanned="4" office:value-type="string">
            <text:p text:style-name="P10"><text:span text:style-name="T1">测试目标检测异步代码功能</text:span><text:span text:style-name="T2">是否正常</text:span>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1">用例初始化</text:p>
          </table:table-cell>
          <table:covered-table-cell/>
          <table:table-cell table:style-name="表格3.C4" table:number-columns-spanned="4" office:value-type="string">
            <text:p text:style-name="P8">在代码工作空间下打开终端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1">前提和约束</text:p>
          </table:table-cell>
          <table:covered-table-cell/>
          <table:table-cell table:style-name="表格3.C5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1" table:number-columns-spanned="2" office:value-type="string">
            <text:p text:style-name="P1">测试用例类型</text:p>
          </table:table-cell>
          <table:covered-table-cell/>
          <table:table-cell table:style-name="表格3.C6" table:number-columns-spanned="4" office:value-type="string">
            <text:p text:style-name="P6">有效类</text:p>
          </table:table-cell>
          <table:covered-table-cell/>
          <table:covered-table-cell/>
          <table:covered-table-cell/>
        </table:table-row>
        <table:table-row table:style-name="表格3.1">
          <table:table-cell table:style-name="表格3.A7" table:number-columns-spanned="6" office:value-type="string">
            <text:p text:style-name="P2">测试步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8">
          <table:table-cell table:style-name="表格3.A1" office:value-type="string">
            <text:p text:style-name="P2">序号</text:p>
          </table:table-cell>
          <table:table-cell table:style-name="表格3.A1" table:number-columns-spanned="2" office:value-type="string">
            <text:p text:style-name="P2">输入及操作</text:p>
          </table:table-cell>
          <table:covered-table-cell/>
          <table:table-cell table:style-name="表格3.A1" table:number-columns-spanned="2" office:value-type="string">
            <text:p text:style-name="P2">期望结果与评估标准</text:p>
          </table:table-cell>
          <table:covered-table-cell/>
          <table:table-cell table:style-name="表格3.A1" office:value-type="string">
            <text:p text:style-name="P2">实测结果</text:p>
          </table:table-cell>
        </table:table-row>
        <table:table-row table:style-name="表格3.9">
          <table:table-cell table:style-name="表格3.A1" office:value-type="string">
            <text:list xml:id="list7630203755869720276" text:style-name="WWNum4">
              <text:list-item>
                <text:p text:style-name="P7"/>
              </text:list-item>
            </text:list>
          </table:table-cell>
          <table:table-cell table:style-name="表格3.B9" table:number-columns-spanned="2" office:value-type="string">
            <text:p text:style-name="P11">在终端窗口输入：</text:p>
            <text:p text:style-name="P9">$catkin_make</text:p>
            <text:p text:style-name="P9">$source devel/setup.sh</text:p>
            <text:p text:style-name="P10"><text:span text:style-name="T4">$roslaunch plugin_test_softbus observ</text:span><text:bookmark text:name="_GoBack"/><text:span text:style-name="T4">e_plugin_</text:span><text:span text:style-name="T5">test</text:span><text:span text:style-name="T4">.launch</text:span></text:p>
            <text:p text:style-name="P9">开一个新的终端输入：</text:p>
            <text:p text:style-name="P9">$source devel/setup.sh</text:p>
            <text:p text:style-name="P10"><text:span text:style-name="T4">$</text:span><text:span text:style-name="T3">roslaunch image_transport_tutorial image_publisher.launch</text:span></text:p>
          </table:table-cell>
          <table:covered-table-cell/>
          <table:table-cell table:style-name="表格3.D9" table:number-columns-spanned="2" office:value-type="string">
            <text:p text:style-name="P6">输入目标检测所需要的图片指标数据后，可以在终端返回检测目标的准确位置。</text:p>
          </table:table-cell>
          <table:covered-table-cell/>
          <table:table-cell table:style-name="表格3.F9" office:value-type="string">
            <text:p text:style-name="P1"/>
          </table:table-cell>
        </table:table-row>
        <table:table-row table:style-name="表格3.9">
          <table:table-cell table:style-name="表格3.A1" table:number-columns-spanned="2" office:value-type="string">
            <text:p text:style-name="P1">测试用例终止条件</text:p>
          </table:table-cell>
          <table:covered-table-cell/>
          <table:table-cell table:style-name="表格3.A1" table:number-columns-spanned="4" office:value-type="string">
            <text:p text:style-name="P1">全部测试步骤被执行或因某种原因导致测试步骤无法执行</text:p>
          </table:table-cell>
          <table:covered-table-cell/>
          <table:covered-table-cell/>
          <table:covered-table-cell/>
        </table:table-row>
        <table:table-row table:style-name="表格3.9">
          <table:table-cell table:style-name="表格3.A1" table:number-columns-spanned="2" office:value-type="string">
            <text:p text:style-name="P1">测试结果评估标准</text:p>
          </table:table-cell>
          <table:covered-table-cell/>
          <table:table-cell table:style-name="表格3.A1" table:number-columns-spanned="4" office:value-type="string">
            <text:p text:style-name="P1">全部测试步骤都通过则本测试用例通过</text:p>
          </table:table-cell>
          <table:covered-table-cell/>
          <table:covered-table-cell/>
          <table:covered-table-cell/>
        </table:table-row>
        <table:table-row table:style-name="表格3.9">
          <table:table-cell table:style-name="表格3.A1" table:number-columns-spanned="2" office:value-type="string">
            <text:p text:style-name="P1">设计人员</text:p>
          </table:table-cell>
          <table:covered-table-cell/>
          <table:table-cell table:style-name="表格3.A1" table:number-columns-spanned="4" office:value-type="string">
            <text:p text:style-name="P8">张楠，胡艳玲</text:p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图表文字" style:family="paragraph" style:parent-style-name="Standard" style:default-outline-level="">
      <style:paragraph-properties fo:margin-top="0cm" fo:margin-bottom="0.353cm" loext:contextual-spacing="false" style:line-height-at-least="0.635cm" fo:text-align="start" style:justify-single-word="false"/>
      <style:text-properties style:font-name="Calibri" fo:font-family="Calibri" style:font-family-generic="roman" style:font-pitch="variable" fo:font-size="11pt" style:font-name-asian="宋体1" style:font-family-asian="宋体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974cm" fo:text-indent="-0.741cm" fo:margin-left="0.97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15cm" fo:text-indent="-0.741cm" fo:margin-left="1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55cm" fo:text-indent="-0.741cm" fo:margin-left="2.45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196cm" fo:text-indent="-0.741cm" fo:margin-left="3.19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741cm" fo:margin-left="3.9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678cm" fo:text-indent="-0.741cm" fo:margin-left="4.67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419cm" fo:text-indent="-0.741cm" fo:margin-left="5.4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16cm" fo:text-indent="-0.741cm" fo:margin-left="6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9:39:01.078189749</meta:creation-date>
    <dc:date>2020-03-24T09:39:22.204877665</dc:date>
    <meta:editing-duration>PT21S</meta:editing-duration>
    <meta:editing-cycles>1</meta:editing-cycles>
    <meta:document-statistic meta:table-count="1" meta:image-count="0" meta:object-count="0" meta:page-count="1" meta:paragraph-count="33" meta:word-count="249" meta:character-count="430" meta:non-whitespace-character-count="424"/>
    <meta:generator>LibreOffice/5.1.6.2$Linux_X86_64 LibreOffice_project/10m0$Build-2</meta:generator>
  </office:meta>
</office:document-meta>
</file>